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office:value-type="string">
            <text:p>Hours for week of 4/7-4/12</text:p>
          </table:table-cell>
          <table:table-cell office:value-type="string">
            <text:p>22 hours 35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3 hours 11 minutes</text:p>
          </table:table-cell>
        </table:table-row>
        <table:table-row table:style-name="ro4">
          <table:table-cell office:value-type="string">
            <text:p>Hours for week 4/13-4/19</text:p>
          </table:table-cell>
          <table:table-cell office:value-type="string">
            <text:p>22 hours 7 minutes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5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6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3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9T18:45:45</dc:date>
    <meta:editing-duration>PT20M27S</meta:editing-duration>
    <meta:editing-cycles>22</meta:editing-cycles>
    <meta:generator>LibreOffice/3.5$Linux_X86_64 LibreOffice_project/350m1$Build-2</meta:generator>
    <meta:document-statistic meta:table-count="3" meta:cell-count="32" meta:object-count="0"/>
  </office:meta>
</office:document-meta>
</file>